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99b80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Verdana" fo:font-size="12pt" fo:font-weight="normal" officeooo:rsid="000a71d2" style:font-size-asian="12pt" style:font-weight-asian="normal" style:font-size-complex="12pt" style:font-weight-complex="normal"/>
    </style:style>
    <style:style style:name="T5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enutzerrechte Teil 3 <text:line-break/><text:line-break/></text:span><text:a xlink:type="simple" xlink:href="https://wiki.ubuntuusers.de/Benutzer_und_Gruppen/" text:style-name="Internet_20_link" text:visited-style-name="Visited_20_Internet_20_Link"><text:span text:style-name="T1">https://wiki.ubuntuusers.de/Benutzer_und_Gruppen/</text:span></text:a><text:span text:style-name="T1"> <text:line-break/></text:span><text:a xlink:type="simple" xlink:href="https://wiki.ubuntuusers.de/Rechte/" text:style-name="Internet_20_link" text:visited-style-name="Visited_20_Internet_20_Link"><text:span text:style-name="T1">https://wiki.ubuntuusers.de/Rechte/</text:span></text:a><text:span text:style-name="T1"> <text:line-break/><text:line-break/></text:span><text:span text:style-name="T3">root hat die UID 0<text:line-break/>Der Kernel unterscheidet nur nach UID und GID, die Namen kennt er nicht.<text:line-break/><text:line-break/>mit useradd, usermod und userdel bearbeiten wir <text:line-break/>/etc/passwd - die Benutzerdaten<text:line-break/><text:line-break/>mit groupadd und groupdel bearbeiten wir <text:line-break/>/etc/group – die Gruppendaten<text:line-break/><text:line-break/>mit passwd bearbeiten wir <text:line-break/>/etc/shadow – die Passwortdaten<text:line-break/><text:line-break/><text:line-break/>Zugriffsrechte:<text:line-break/><text:line-break/>e</text:span><text:span text:style-name="T2">x</text:span><text:span text:style-name="T3">ecute (1)<text:tab/> 00</text:span><text:span text:style-name="T4">1</text:span><text:span text:style-name="T3"><text:tab/>- Das Recht ein Programm auszuführen<text:line-break/><text:line-break/></text:span><text:span text:style-name="T2">w</text:span><text:span text:style-name="T3">rite (2)<text:tab/> 010<text:tab/>- Das Recht eine Datei zu bearbeiten (+erstellen und löschen)<text:line-break/><text:line-break/></text:span><text:span text:style-name="T2">r</text:span><text:span text:style-name="T3">ead (4)<text:tab/> </text:span><text:span text:style-name="T4">1</text:span><text:span text:style-name="T3">00<text:tab/>- Das Recht eine Datei zu lesen<text:line-break/><text:line-break/>lesen, schreiben und ausführen (7)<text:line-break/><text:line-break/><text:line-break/>Dateien haben Zugriffsrechte für:<text:line-break/><text:line-break/></text:span><text:span text:style-name="T2">u</text:span><text:span text:style-name="T3">ser <text:tab/><text:tab/>- nur Besitzer/Ersteller darf Besitzer der Gruppe ändern<text:line-break/><text:tab/><text:tab/>- nur Besitzer/Ersteller darf Zugriffsrechte ändern<text:line-break/><text:tab/> <text:s/><text:tab/>- nur root darf Besitzer von Dateien ändern.<text:line-break/><text:line-break/></text:span><text:span text:style-name="T2">g</text:span><text:span text:style-name="T3">roup <text:tab/>- Gruppe<text:line-break/><text:line-break/></text:span><text:span text:style-name="T2">o</text:span><text:span text:style-name="T3">thers <text:tab/>- alle anderen<text:line-break/><text:line-break/>Vergebene Zugriffsrechte sehen wir nach Eingabe von </text:span><text:span text:style-name="T5">ls -l</text:span><text:span text:style-name="T3">.<text:line-break/><text:line-break/>Zugriffsrechte können als<text:tab/>rwx<text:tab/>r-x<text:tab/>---<text:tab/>symbolisch dargestellt werden<text:line-break/>bzw. als<text:tab/><text:tab/><text:tab/><text:tab/>7<text:tab/>5<text:tab/>0<text:tab/>oktal.(addieren der Werte 1,2,4)<text:line-break/><text:line-break/>Bei der symbolischen Darstellung können Zugriffsrechte mit <text:line-break/><text:line-break/>=<text:tab/>festgelegt<text:line-break/>+<text:tab/>ergänzt<text:line-break/>-<text:tab/>entfernt <text:tab/><text:tab/><text:line-break/></text:span><text:soft-page-break/><text:span text:style-name="T3"><text:line-break/>werden. Z.B. <text:tab/></text:span><text:span text:style-name="T5">sudo chmod u+rwx,g+rwx,o-rwx &lt;Datei&gt;</text:span><text:span text:style-name="T3"><text:line-break/>oder:<text:tab/><text:tab/><text:tab/></text:span><text:span text:style-name="T5">sudo chmod 770 &lt;Datei&gt;<text:line-break/></text:span><text:span text:style-name="T6">oder, falls alle die gleichen Zugriffsrechte bekommen sollen einfach:<text:line-break/><text:tab/><text:tab/><text:tab/> <text:line-break/><text:tab/><text:tab/><text:tab/>chmod a=rx &lt;Dateiname&gt;</text:span><text:span text:style-name="T3"><text:line-break/><text:line-break/>Zugriffsrechte ändern mit chown:<text:line-break/><text:line-break/>sudo chown &lt;Besitzer&gt;:&lt;Gruppe&gt; &lt;Datei&gt;<text:tab/>Besitzer + Gruppe bestimmen<text:line-break/></text:span><text:span text:style-name="T5">sudo chown heike:buchhaltung Zahlen9.txt<text:line-break/>oder<text:line-break/>sudo chown heike.buchhaltung Zahlen9.txt<text:line-break/><text:line-break/>sudo chown :&lt;Gruppe&gt; &lt;Datei&gt;<text:tab/><text:tab/><text:tab/></text:span><text:span text:style-name="T6">Gruppe bestimmen<text:line-break/>oder<text:line-break/></text:span><text:span text:style-name="T5">sudo chown .&lt;Gruppe&gt; &lt;Datei&gt;</text:span><text:span text:style-name="T6"><text:line-break/><text:line-break/></text:span><text:span text:style-name="T5">sudo chown &lt;Besitzer&gt; &lt;Datei&gt;<text:tab/><text:tab/><text:tab/></text:span><text:span text:style-name="T6">Besitzer bestimmen<text:line-break/><text:line-break/></text:span><text:span text:style-name="T3">-R<text:tab/><text:tab/><text:tab/><text:tab/><text:tab/><text:tab/><text:tab/><text:tab/>rekursiv <text:line-break/><text:tab/><text:tab/><text:tab/><text:tab/><text:tab/><text:tab/><text:tab/><text:tab/>(auch Unterverzeichnisse)<text:line-break/>-v<text:tab/><text:tab/><text:tab/><text:tab/><text:tab/><text:tab/><text:tab/><text:tab/>verbose – zeige Ergebnis<text:line-break/>-c<text:tab/><text:tab/><text:tab/><text:tab/><text:tab/><text:tab/><text:tab/><text:tab/>change – zeige nur geänderte <text:tab/><text:tab/><text:tab/><text:tab/><text:tab/><text:tab/><text:tab/><text:tab/>Dateien<text:line-break/><text:line-break/>chmod -Rv 755 /Dokumente<text:line-break/><text:line-break/>Welche Möglichkeiten gibt es also um für eine Datei mit den Rechten 644, Ausführrechte für alle hinzuzufügen?<text:line-break/><text:line-break/>chmod 755 &lt;Datei&gt;<text:line-break/>chmod u=rwx,g=rx,o=rx &lt;Datei&gt;<text:line-break/>chmod a+x &lt;Datei&gt;<text:line-break/>chmod u+x,g+x,o+x &lt;Datei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anny </meta:initial-creator>
    <meta:creation-date>2019-07-22T12:56:59.70</meta:creation-date>
    <meta:print-date>2019-08-28T09:11:29.30</meta:print-date>
    <dc:date>2020-01-31T10:35:55.391000000</dc:date>
    <meta:editing-duration>PT14H23M33S</meta:editing-duration>
    <meta:editing-cycles>17</meta:editing-cycles>
    <meta:generator>LibreOffice/6.3.4.2$Windows_X86_64 LibreOffice_project/60da17e045e08f1793c57c00ba83cdfce946d0aa</meta:generator>
    <meta:document-statistic meta:table-count="0" meta:image-count="0" meta:object-count="0" meta:page-count="2" meta:paragraph-count="1" meta:word-count="270" meta:character-count="2060" meta:non-whitespace-character-count="1679"/>
  </office:meta>
</office:document-meta>
</file>